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5323b" officeooo:paragraph-rsid="0025323b"/>
    </style:style>
    <style:style style:name="P2" style:family="paragraph" style:parent-style-name="Standard">
      <style:text-properties officeooo:paragraph-rsid="0025323b"/>
    </style:style>
    <style:style style:name="P3" style:family="paragraph" style:parent-style-name="Text_20_body">
      <style:text-properties officeooo:rsid="002b15b6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2dde52" officeooo:paragraph-rsid="002dde52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text-properties officeooo:paragraph-rsid="002dde52"/>
    </style:style>
    <style:style style:name="P8" style:family="paragraph" style:parent-style-name="Text_20_body">
      <style:text-properties officeooo:rsid="002f7a0a" officeooo:paragraph-rsid="002f7a0a"/>
    </style:style>
    <style:style style:name="T1" style:family="text">
      <style:text-properties fo:font-style="italic"/>
    </style:style>
    <style:style style:name="T2" style:family="text">
      <style:text-properties officeooo:rsid="0025323b"/>
    </style:style>
    <style:style style:name="T3" style:family="text">
      <style:text-properties officeooo:rsid="002dde52"/>
    </style:style>
    <style:style style:name="T4" style:family="text">
      <style:text-properties officeooo:rsid="002f7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1 </text:span>Четыре натуральных числа <text:span text:style-name="T1">a</text:span>, <text:span text:style-name="T1">b</text:span>, <text:span text:style-name="T1">c</text:span>, <text:span text:style-name="T1">d</text:span> таковы, что</text:p>
      <text:p text:style-name="P4"/>
      <text:p text:style-name="Text_20_body">а)  Могут ли все числа быть попарно различны?</text:p>
      <text:p text:style-name="Text_20_body">б)  Может ли одно из этих чисел равняться 9?</text:p>
      <text:p text:style-name="Text_20_body">в)  Найдите все возможные наборы чисел (без учета их порядка в наборе), среди которых ровно два числа равны.</text:p>
      <text:p text:style-name="P5">ОТВЕТ: </text:p>
      <text:p text:style-name="P5">2 </text:p>
      <text:p text:style-name="P5"/>
      <text:p text:style-name="P5">На окружности некоторым способом расставили натуральные числа от 1 до 21 (каждое число поставлено по одному разу). Затем для каждой пары соседних чисел нашли разность большего и меньшего.</text:p>
      <text:p text:style-name="Text_20_body">а)  Могли ли все полученные разности быть не меньше 11?</text:p>
      <text:p text:style-name="Text_20_body">б)  Могли ли все полученные разности быть не меньше 10?</text:p>
      <text:p text:style-name="Text_20_body">в)  Помимо полученных разностей, для каждой пары чисел, стояших через одно, нашли разность большего и меньшего. Для какого наибольшего целого числа <text:span text:style-name="T1">k</text:span> можно так расставить числа, чтобы все разности были не меньше <text:span text:style-name="T1">k</text:span>?</text:p>
      <text:p text:style-name="P5">ОТВеТ:</text:p>
      <text:p text:style-name="P5">3.</text:p>
      <text:p text:style-name="P5">Длины сторон прямоугольника ― натуральные числа, а его периметр равен 4000. Известно, что длина одной стороны прямоугольника равна <text:span text:style-name="T1">n</text:span>% от длины другой стороны, где <text:span text:style-name="T1">n</text:span> ― также натуральное число.</text:p>
      <text:p text:style-name="Text_20_body">а)  Какое наибольшее значение может принимать площадь прямоугольника?</text:p>
      <text:p text:style-name="Text_20_body">б)  Какое наименьшее значение может принимать площадь прямоугольника?</text:p>
      <text:p text:style-name="Text_20_body">в)  Найдите все возможные значения, которые может принимать площадь прямоугольника, если дополнительно известно, что <text:span text:style-name="T1">n</text:span> &lt;100.</text:p>
      <text:p text:style-name="P5">ответ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23:38:55.030200862</meta:creation-date>
    <meta:generator>LibreOffice/7.3.7.2$Linux_X86_64 LibreOffice_project/30$Build-2</meta:generator>
    <dc:date>2024-04-15T03:32:10.887349720</dc:date>
    <meta:editing-duration>PT20M4S</meta:editing-duration>
    <meta:editing-cycles>23</meta:editing-cycles>
    <meta:document-statistic meta:table-count="0" meta:image-count="0" meta:object-count="0" meta:page-count="1" meta:paragraph-count="17" meta:word-count="192" meta:character-count="1232" meta:non-whitespace-character-count="1046"/>
  </office:meta>
</office:document-meta>
</file>